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3.03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3.055cm"/>
        </style:tab-stops>
      </style:paragraph-properties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7"><text:tab/></text:p>
      <text:p text:style-name="P8"><text:tab/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3">%=IS_COPIE=%</text:p>
          </table:table-cell>
        </table:table-row>
        <table:table-row>
          <table:table-cell table:style-name="Tableau1.A1" table:number-columns-spanned="2" office:value-type="string">
            <text:p text:style-name="P11"><text:line-break/><text:span text:style-name="T1">Tél. 032 465 15 90</text:span></text:p>
            <text:p text:style-name="P11"/>
            <text:p text:style-name="P11"/>
          </table:table-cell>
          <table:covered-table-cell/>
          <table:table-cell table:style-name="Tableau1.C1" office:value-type="string">
            <text:p text:style-name="P4">%=HEADER_RECOMMANDE=%</text:p>
            <text:p text:style-name="P4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table-cell table:style-name="Tableau1.A1" table:number-rows-spanned="4" office:value-type="string">
            <text:p text:style-name="P5">%=ADRESSE=%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11-01-18T09:02:28</dc:date>
    <meta:editing-cycles>34</meta:editing-cycles>
    <meta:editing-duration>PT43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7" meta:character-count="125"/>
  </office:meta>
</office:document-meta>
</file>